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3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7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7.00pt" fo:margin-bottom="6.0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Ошибка</text:span><text:span text:style-name="T2"><text:s/></text:span><text:span text:style-name="T3">№</text:span><text:span text:style-name="T4"><text:s/>1</text:span></text:p>
      <text:p text:style-name="P2"><text:span text:style-name="T5">Описание</text:span><text:span text:style-name="T6">:</text:span><text:span text:style-name="T7"><text:s/></text:span><text:span text:style-name="T8">Ложное срабатывание getposX</text:span></text:p>
      <text:p text:style-name="P2"><text:span text:style-name="T9">Тест</text:span><text:span text:style-name="T10">:</text:span><text:span text:style-name="T11"><text:s/>1</text:span></text:p>
      <text:p text:style-name="P2"><text:span text:style-name="T12">Описание</text:span><text:span text:style-name="T13"><text:s/></text:span><text:span text:style-name="T14">процесса</text:span><text:span text:style-name="T15">:</text:span><text:span text:style-name="T16"><text:s/></text:span><text:span text:style-name="T17">Отсутствует</text:span><text:span text:style-name="T18"><text:s/></text:span><text:span text:style-name="T19">переменная</text:span><text:span text:style-name="T20"><text:s/></text:span><text:span text:style-name="T21">метод устанавливающий координаты X,Y.</text:span></text:p>
      <text:p text:style-name="P2"><text:span text:style-name="T22">Входные</text:span><text:span text:style-name="T23"><text:s/></text:span><text:span text:style-name="T24">данные</text:span><text:span text:style-name="T25">:<text:s text:c="2"/></text:span><text:span text:style-name="T26">pos.x=40 </text:span></text:p>
      <text:p text:style-name="P2"><text:span text:style-name="T27">Ожидаемый</text:span><text:span text:style-name="T28"><text:s/></text:span><text:span text:style-name="T29">результат</text:span><text:span text:style-name="T30">:</text:span><text:span text:style-name="T31"><text:s text:c="2"/>80</text:span></text:p>
      <text:p text:style-name="P2"><text:span text:style-name="T32">Фактический</text:span><text:span text:style-name="T33"><text:s/></text:span><text:span text:style-name="T34">результат</text:span><text:span text:style-name="T35">:</text:span><text:span text:style-name="T36"><text:s/>176323080</text:span></text:p>
      <text:p text:style-name="P2"><text:span text:style-name="T37"><text:s/></text:span></text:p>
      <text:p text:style-name="P2"><text:span text:style-name="T38">Возможная</text:span><text:span text:style-name="T39"><text:s/></text:span><text:span text:style-name="T40">причина</text:span><text:span text:style-name="T41">:</text:span><text:span text:style-name="T42"><text:s/></text:span><text:span text:style-name="T43">Невнимательность программиста</text:span></text:p>
      <text:p text:style-name="P2"><text:span text:style-name="T44">Статус</text:span><text:span text:style-name="T45">:</text:span><text:span text:style-name="T46"><text:s/></text:span><text:span text:style-name="T47">Исправлено</text:span></text:p>
      <text:p text:style-name="P2"><text:span text:style-name="T48"/></text:p>
      <text:p text:style-name="P3"><text:span text:style-name="T48"/></text:p>
      <text:p text:style-name="P4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